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fo:background-color="#ffff00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30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3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primera clase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3:.E3])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Segunda clase</text:p>
          </table:table-cell>
          <table:table-cell table:style-name="ce17" office:value-type="float" office:value="50" calcext:value-type="float">
            <text:p>5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4:.E4])" office:value-type="float" office:value="100" calcext:value-type="float">
            <text:p>100</text:p>
          </table:table-cell>
          <table:table-cell table:style-name="ce31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  <table:table-cell table:formula="of:=SUM([.D5:.E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Primera clase</text:p>
          </table:table-cell>
          <table:table-cell table:style-name="ce44" office:value-type="float" office:value="50" calcext:value-type="float">
            <text:p>50</text:p>
          </table:table-cell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6:.E6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nomb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7:.E7]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étod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8:.E8])" office:value-type="float" office:value="100" calcext:value-type="float">
            <text:p>100</text:p>
          </table:table-cell>
          <table:table-cell table:style-name="ce31"/>
          <table:table-cell/>
          <table:table-cell office:value-type="string" calcext:value-type="string">
            <text:p>atribut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Segunda clase</text:p>
          </table:table-cell>
          <table:table-cell table:style-name="ce44" office:value-type="float" office:value="50" calcext:value-type="float">
            <text:p>50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10:.E1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nomb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11:.E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15" office:value-type="string" calcext:value-type="string">
            <text:p>métod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12:.E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atrbut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13:.E1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2"/>
          <table:table-cell table:style-name="ce20" table:formula="of:=SUM([.D14:.E14])" office:value-type="float" office:value="0" calcext:value-type="float">
            <text:p>0</text:p>
          </table:table-cell>
          <table:table-cell table:style-name="ce31"/>
          <table:table-cell table:number-columns-repeated="3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number-columns-repeated="2" table:style-name="ce27" office:value-type="float" office:value="50" calcext:value-type="float">
            <text:p>50</text:p>
          </table:table-cell>
          <table:table-cell table:formula="of:=SUM([.D15:.E15])" office:value-type="float" office:value="100" calcext:value-type="float">
            <text:p>10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16:.E16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17:.E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18:.E18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19:.E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20:.E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21:.E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2"/>
          <table:table-cell table:style-name="ce20" table:formula="of:=SUM([.D22:.E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D23:.E23])" office:value-type="float" office:value="50" calcext:value-type="float">
            <text:p>50</text:p>
          </table:table-cell>
          <table:table-cell office:value-type="string" calcext:value-type="string">
            <text:p>Faltó la segunda clas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24:.E24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  <table:table-cell table:formula="of:=SUM([.D25:.E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2"/>
          <table:table-cell table:style-name="ce20" table:formula="of:=SUM([.D26:.E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27:.E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28:.E28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29:.E29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30:.E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  <table:table-cell table:formula="of:=SUM([.D31:.E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2"/>
          <table:table-cell table:style-name="ce20" table:formula="of:=SUM([.D32:.E32])" office:value-type="float" office:value="0" calcext:value-type="float">
            <text:p>0</text:p>
          </table:table-cell>
          <table:table-cell table:style-name="ce34"/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33:.E33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34:.E34])-10" office:value-type="float" office:value="40" calcext:value-type="float">
            <text:p>40</text:p>
          </table:table-cell>
          <table:table-cell table:style-name="ce34" office:value-type="string" calcext:value-type="string">
            <text:p>Faltó la segunda clase. Entrega tardí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35:.E35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style-name="ce20" table:formula="of:=SUM([.D36:.E36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D37:.E37])-10" office:value-type="float" office:value="90" calcext:value-type="float">
            <text:p>90</text:p>
          </table:table-cell>
          <table:table-cell table:style-name="ce35" office:value-type="string" calcext:value-type="string">
            <text:p>Entrega tardía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3:11:05.6410232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4T23:45:28.525489901</dc:date>
    <meta:editing-duration>PT4H56M27S</meta:editing-duration>
    <meta:editing-cycles>11</meta:editing-cycles>
    <meta:generator>LibreOffice/6.4.6.2$Linux_X86_64 LibreOffice_project/40$Build-2</meta:generator>
    <meta:document-statistic meta:table-count="1" meta:cell-count="257" meta:object-count="0"/>
  </office:meta>
</office:document-meta>
</file>